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ea2f" officeooo:paragraph-rsid="001dea2f"/>
    </style:style>
    <style:style style:name="P2" style:family="paragraph" style:parent-style-name="Standard">
      <style:text-properties officeooo:rsid="001ebf0e" officeooo:paragraph-rsid="001ebf0e"/>
    </style:style>
    <style:style style:name="P3" style:family="paragraph" style:parent-style-name="Standard">
      <style:text-properties officeooo:rsid="001faea7" officeooo:paragraph-rsid="001faea7"/>
    </style:style>
    <style:style style:name="P4" style:family="paragraph">
      <style:paragraph-properties fo:text-align="cente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color="#000000" draw:fill="none" draw:textarea-horizontal-align="center" draw:textarea-vertical-align="middle" style:run-through="foreground"/>
    </style:style>
    <style:style style:name="gr3" style:family="graphic">
      <style:graphic-properties style:run-through="foreground"/>
    </style:style>
    <style:style style:name="gr4" style:family="graphic">
      <style:graphic-properties draw:stroke="none" svg:stroke-color="#000000" draw:fill="none" draw:fill-color="#ffffff" fo:min-height="0.3752in" style:run-through="foreground"/>
    </style:style>
    <style:style style:name="gr5"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N SOON JIN</text:p>
      <text:p text:style-name="P1">A0112213E</text:p>
      <text:p text:style-name="P1">E12</text:p>
      <text:p text:style-name="P1"/>
      <text:p text:style-name="P1">Tutorial 2 </text:p>
      <text:p text:style-name="P1"/>
      <text:p text:style-name="P1"><draw:g text:anchor-type="paragraph" draw:z-index="0" draw:style-name="gr1"><draw:rect draw:style-name="gr2" draw:text-style-name="P4" svg:width="0.563in" svg:height="0.5213in" svg:x="1.1488in" svg:y="0.0008in"><text:p/></draw:rect><draw:rect draw:style-name="gr2" draw:text-style-name="P4" svg:width="0.563in" svg:height="0.5213in" svg:x="0.5862in" svg:y="0.0008in"><text:p/></draw:rect><draw:g draw:style-name="gr3"><draw:frame draw:style-name="gr4" svg:width="0.3858in" svg:height="0.3752in" svg:x="0.7634in" svg:y="0.1465in"><draw:text-box><text:p>3M</text:p></draw:text-box></draw:frame><draw:frame draw:style-name="gr4" svg:width="0.3858in" svg:height="0.3752in" svg:x="1.2736in" svg:y="0.1465in"><draw:text-box><text:p>3C</text:p></draw:text-box></draw:frame></draw:g></draw:g><draw:g text:anchor-type="paragraph" draw:z-index="1" draw:style-name="gr1"><draw:rect draw:style-name="gr2" draw:text-style-name="P4" svg:width="0.563in" svg:height="0.5213in" svg:x="2.8051in" svg:y="0.0091in"><text:p/></draw:rect><draw:rect draw:style-name="gr2" draw:text-style-name="P4" svg:width="0.563in" svg:height="0.5213in" svg:x="2.2425in" svg:y="0.0091in"><text:p/></draw:rect><draw:g draw:style-name="gr3"><draw:frame draw:style-name="gr4" svg:width="0.3858in" svg:height="0.3752in" svg:x="2.4197in" svg:y="0.1547in"><draw:text-box><text:p>3C</text:p></draw:text-box></draw:frame><draw:frame draw:style-name="gr4" svg:width="0.3858in" svg:height="0.3752in" svg:x="2.9299in" svg:y="0.1547in"><draw:text-box><text:p>3M</text:p></draw:text-box></draw:frame></draw:g></draw:g>1.</text:p>
      <text:p text:style-name="P1"/>
      <text:p text:style-name="P1"><draw:frame text:anchor-type="paragraph" draw:z-index="3" draw:style-name="gr5" svg:width="1.1252in" svg:height="0.3843in" svg:x="2.3256in" svg:y="0.2528in"><draw:text-box><text:p>Goal state</text:p><text:p/></draw:text-box></draw:frame><draw:frame text:anchor-type="paragraph" draw:z-index="2" draw:style-name="gr5" svg:width="1.1252in" svg:height="0.2606in" svg:x="0.6484in" svg:y="0.2319in"><draw:text-box><text:p>Initial state</text:p></draw:text-box></draw:frame></text:p>
      <text:p text:style-name="P1"/>
      <text:p text:style-name="P1"/>
      <text:p text:style-name="P1"/>
      <text:p text:style-name="P2">Action = { move(cannibal, cannibal), move(missionary, missionary), move(cannibal), move(missionary), move(cannibal, missionary)}</text:p>
      <text:p text:style-name="P2"/>
      <text:p text:style-name="P2">Transition model:</text:p>
      <text:p text:style-name="P2">Result((3C,3M), move(cannibal, cannibal)) = (1C, 2C3M)</text:p>
      <text:p text:style-name="P2"/>
      <text:p text:style-name="P3">2.</text:p>
      <text:p text:style-name="P3"/>
      <text:p text:style-name="P3">Referring to states in Figure 4.9</text:p>
      <text:p text:style-name="P3"/>
      <text:p text:style-name="P3">a)1, 5,2,4,6,8</text:p>
      <text:p text:style-name="P3">b)1,5,6,8</text:p>
      <text:p text:style-name="P3">c) DFS since there are limited number of states and many states could lead to the goal and the number of states to traverse vertically is less compared to horizontal traversal. No it is not always better</text:p>
      <text:p text:style-name="P3">d) BFS: 1,2,5,6,4,3,8<text:tab/><text:tab/>DFS:1,2,4,3,7</text:p>
      <text:p text:style-name="P3"/>
      <text:p text:style-name="P3">3. <text:s/>Tuple of 3 integers with 6 states such as 231, 321, 132,213,312,123.</text:p>
      <text:p text:style-name="P3">Minimum 2 swaps </text:p>
      <text:p text:style-name="P3"/>
      <text:p text:style-name="P3">Fully observable – can get information of full environment </text:p>
      <text:p text:style-name="P3">deterministic – each action leads to another state</text:p>
      <text:p text:style-name="P3">episodic – individual actions are independent </text:p>
      <text:p text:style-name="P3">discrete – finite amount of states </text:p>
      <text:p text:style-name="P3"/>
      <text:p text:style-name="P3">4. State space with limited branching factor and lead to the same goal state eventually</text:p>
      <text:p text:style-name="P3"/>
      <text:p text:style-name="P3">5.</text:p>
      <text:p text:style-name="P3">a) S,A,B,G</text:p>
      <text:p text:style-name="P3">b) Because uniform cost search always chooses least cost path from root to node. It always terminate provided no negative cost.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00:51:58.115099071</meta:creation-date>
    <dc:date>2015-02-02T01:30:48.002850726</dc:date>
    <meta:editing-duration>PT23M39S</meta:editing-duration>
    <meta:editing-cycles>2</meta:editing-cycles>
    <meta:generator>LibreOffice/4.2.6.3$Linux_X86_64 LibreOffice_project/420m0$Build-3</meta:generator>
    <meta:document-statistic meta:table-count="0" meta:image-count="0" meta:object-count="0" meta:page-count="1" meta:paragraph-count="24" meta:word-count="158" meta:character-count="1038" meta:non-whitespace-character-count="892"/>
  </office:meta>
</office:document-meta>
</file>